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2e106f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e59f2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61687"/>
    </style:style>
    <style:style style:name="T28" style:family="text">
      <style:text-properties officeooo:rsid="00287fa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8">QUESTIONÁRIO</text:span> DE COLETA</text:p>
      <text:p text:style-name="Standard"/>
      <text:p text:style-name="P6"><text:span text:style-name="T6">Informante</text:span>: <text:span text:style-name="T9">Prefeitura Municipal de </text:span><text:span text:style-name="T11">Luiz Alve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Serviço(S) </text:span><text:span text:style-name="T27">d</text:span><text:span text:style-name="T15">e Drenagem </text:span><text:span text:style-name="T27">e</text:span><text:span text:style-name="T15"> Manejo </text:span><text:span text:style-name="T27">d</text:span><text:span text:style-name="T15">e Águas Pluviais, Realizado(S) </text:span><text:span text:style-name="T27">p</text:span><text:span text:style-name="T15">or Terceiro(S), Captação, Condução </text:span><text:span text:style-name="T27">e</text:span><text:span text:style-name="T15"> Infiltração, Estruturas </text:span><text:span text:style-name="T27">d</text:span><text:span text:style-name="T15">e Detenção/Retenção, Sistema </text:span><text:span text:style-name="T27">d</text:span><text:span text:style-name="T15">e Proteção Contra Enchentes </text:span><text:span text:style-name="T27">e</text:span><text:span text:style-name="T15"> Inundações, Destinação, Tratamento, Monitoramento </text:span><text:span text:style-name="T27">d</text:span><text:span text:style-name="T15">e Nível, </text:span><text:span text:style-name="T27">d</text:span><text:span text:style-name="T15">e Vazão </text:span><text:span text:style-name="T27">e</text:span><text:span text:style-name="T15"> </text:span><text:span text:style-name="T27">d</text:span><text:span text:style-name="T15">e Qualidade </text:span><text:span text:style-name="T27">d</text:span><text:span text:style-name="T15">a Água, Manutenção, Melhoria </text:span><text:span text:style-name="T27">e</text:span><text:span text:style-name="T15"> Prevenção, Manejo </text:span><text:span text:style-name="T27">d</text:span><text:span text:style-name="T15">e Águas Pluviais </text:span><text:span text:style-name="T27">e</text:span><text:span text:style-name="T15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3:06.824000000</meta:print-date>
    <dc:date>2025-06-27T15:43:24.181000000</dc:date>
    <meta:editing-duration>P15DT3H45M41S</meta:editing-duration>
    <meta:editing-cycles>44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87" meta:character-count="2442" meta:non-whitespace-character-count="2174"/>
  </office:meta>
</office:document-meta>
</file>